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3</text:p>
      <text:p text:style-name="Standard">In 1937 as the Depression lightened, the US manufactured almost 5m automobiles.</text:p>
      <text:p text:style-name="Standard">Germany made only tens of thousands as well as Japan.</text:p>
      <text:p text:style-name="Standard"/>
      <text:p text:style-name="Standard">Battle of Midway</text:p>
      <text:p text:style-name="Standard">…</text:p>
      <text:p text:style-name="Standard">Japanese internment camps</text:p>
      <text:p text:style-name="Standard">…</text:p>
      <text:p text:style-name="Standard">Korematsu vs. United States</text:p>
      <text:p text:style-name="Standard">Japanese citizen challenging this policy of internment</text:p>
      <text:p text:style-name="Standard">In a 6:3 decision the US supreme court declared in the case of national emergency you can break the constitution.</text:p>
      <text:p text:style-name="Standard"/>
      <text:p text:style-name="Standard">…</text:p>
      <text:p text:style-name="Standard">Enormous manufacturing center in Willowrun</text:p>
      <text:p text:style-name="Standard">Famous wartime industrial site</text:p>
      <text:p text:style-name="Standard">Main building enclosed 67 acres of land</text:p>
      <text:p text:style-name="Standard">(<text:time style:data-style-name="N42" text:time-value="2018-04-11T14:40:35.76" text:fixed="true">02:40 PM</text:time> notes)</text:p>
      <text:p text:style-name="Standard"/>
      <text:p text:style-name="Standard">Soldiers were supported by 12,000 aircrafts.</text:p>
      <text:p text:style-name="Standard">Once Normandy beaches were under allied control...</text:p>
      <text:p text:style-name="Standard">In the first month over 500k soldiers had been landed 77 thousand vehicles and the American British and Canadian troops were landing thousands of tons of supplies every day.</text:p>
      <text:p text:style-name="Standard">(<text:time style:data-style-name="N42" text:time-value="2018-04-11T14:46:50.67" text:fixed="true">02:46 PM</text:time> no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11T14:03:22.42</meta:creation-date>
    <dc:date>2018-04-11T14:46:51.60</dc:date>
    <dc:creator>Timothy Cayer</dc:creator>
    <meta:editing-duration>PT43M22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1" meta:paragraph-count="19" meta:word-count="130" meta:character-count="805"/>
  </office:meta>
</office:document-meta>
</file>